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Default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 on Java GUIs with NetBeans / wxPytho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8">
            <text:p>38</text:p>
          </table:table-cell>
          <table:table-cell table:style-name="Default"/>
          <table:table-cell table:style-name="Default" office:value-type="string">
            <text:p>IP</text:p>
          </table:table-cell>
          <table:table-cell office:value-type="string">
            <text:p>Research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Research about full text search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6">
            <text:p>46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Bug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M*A*S*H is being inserted as M2A2S2H ?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8">
            <text:p>48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Learn QtCreator</text:p>
          </table:table-cell>
          <table:table-cell table:style-name="Default"/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4">03/14/2011</text:date>, <text:time>18:5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3-14T18:51:47</dc:date>
    <meta:editing-duration>PT14H29M45S</meta:editing-duration>
    <meta:editing-cycles>65</meta:editing-cycles>
    <meta:generator>OpenOffice.org/3.2$Unix OpenOffice.org_project/320m12$Build-9483</meta:generator>
    <dc:creator>Tyler Hayes</dc:creator>
    <meta:document-statistic meta:table-count="3" meta:cell-count="312" meta:object-count="0"/>
    <meta:user-defined meta:name="Info 1"/>
    <meta:user-defined meta:name="Info 2"/>
    <meta:user-defined meta:name="Info 3"/>
    <meta:user-defined meta:name="Info 4"/>
  </office:meta>
</office:document-meta>
</file>